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ate &amp; time</text:p>
          </table:table-cell>
          <table:table-cell/>
          <table:table-cell office:value-type="string">
            <text:p>LOGICAL FUN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TRUE()" office:value-type="boolean" office:boolean-value="true">
            <text:p>TRUE</text:p>
          </table:table-cell>
        </table:table-row>
        <table:table-row table:style-name="ro1">
          <table:table-cell table:formula="of:=NOW()" office:value-type="date" office:date-value="2022-10-06T12:38:28.8">
            <text:p>06/10/22 12:38</text:p>
          </table:table-cell>
          <table:table-cell/>
          <table:table-cell table:formula="of:=FALSE()" office:value-type="boolean" office:boolean-value="false">
            <text:p>FALSE</text:p>
          </table:table-cell>
        </table:table-row>
        <table:table-row table:style-name="ro1">
          <table:table-cell table:formula="of:=TODAY()" office:value-type="date" office:date-value="2022-10-06">
            <text:p>06/10/22</text:p>
          </table:table-cell>
          <table:table-cell/>
          <table:table-cell table:formula="of:=OR(&quot;12&lt;35,12&gt;04,25=25&quot;)" office:value-type="boolean" office:boolean-value="false">
            <text:p>#VALUE!</text:p>
          </table:table-cell>
        </table:table-row>
        <table:table-row table:style-name="ro1">
          <table:table-cell table:formula="of:=DATE( 2010;8;28 )" office:value-type="date" office:date-value="2010-08-28">
            <text:p>28/08/10</text:p>
          </table:table-cell>
          <table:table-cell/>
          <table:table-cell table:formula="of:=AND(12&gt;435&gt;14,5=5)" office:value-type="float" office:value="0">
            <text:p>#NAME?</text:p>
          </table:table-cell>
        </table:table-row>
        <table:table-row table:style-name="ro1">
          <table:table-cell table:formula="of:=weeday( &quot;08/01/2010&quot;,2 )" office:value-type="float" office:value="0">
            <text:p>Err:508</text:p>
          </table:table-cell>
          <table:table-cell table:number-columns-repeated="2"/>
        </table:table-row>
        <table:table-row table:style-name="ro1">
          <table:table-cell table:formula="of:= YEAR( &quot;08/04/2010&quot; )" office:value-type="float" office:value="0">
            <text:p>#VALUE!</text:p>
          </table:table-cell>
          <table:table-cell office:value-type="float" office:value="110520">
            <text:p>110520</text:p>
          </table:table-cell>
          <table:table-cell/>
        </table:table-row>
        <table:table-row table:style-name="ro1">
          <table:table-cell table:formula="of:=DAY(&quot;12/04/2005&quot;,2)" office:value-type="float" office:value="0">
            <text:p>Err:508</text:p>
          </table:table-cell>
          <table:table-cell table:number-columns-repeated="2"/>
        </table:table-row>
        <table:table-row table:style-name="ro1">
          <table:table-cell table:formula="of:=HOUR(&quot;11:05:20&quot;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formula="of:=MINUTE(&quot;11:05:20&quot;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formula="of:=SECOND(&quot;11:05:20&quot;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DAYS360(&quot;08/12/2010&quot;,&quot;08/20/2010&quot;)" office:value-type="float" office:value="0">
            <text:p>Err:50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/10/2022</text:date>, <text:time>12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am </meta:initial-creator>
    <meta:creation-date>2022-10-06T12:01:13.28</meta:creation-date>
    <dc:date>2022-10-06T12:39:39.13</dc:date>
    <dc:creator>gautam </dc:creator>
    <meta:editing-duration>PT5M14S</meta:editing-duration>
    <meta:editing-cycles>1</meta:editing-cycles>
    <meta:document-statistic meta:table-count="3" meta:cell-count="17" meta:object-count="0"/>
    <meta:generator>OpenOffice/4.1.11$Win32 OpenOffice.org_project/4111m1$Build-9808</meta:generator>
  </office:meta>
</office:document-meta>
</file>